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03cff" officeooo:paragraph-rsid="00103cff"/>
    </style:style>
    <style:style style:name="P2" style:family="paragraph" style:parent-style-name="Standard">
      <style:text-properties fo:font-size="12pt" style:text-underline-style="none" fo:font-weight="normal" officeooo:rsid="00103cff" officeooo:paragraph-rsid="00103cff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paragraph-rsid="00103cf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103cff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paragraph-rsid="00103cf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03cf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paragraph-rsid="00103cff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paragraph-rsid="00103cf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paragraph-rsid="00103cf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paragraph-rsid="00103cff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paragraph-rsid="00103cff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style:text-underline-style="solid" style:text-underline-width="auto" style:text-underline-color="font-color" fo:font-weight="bold" officeooo:paragraph-rsid="00103cff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paragraph-rsid="00103cff" style:font-size-asian="15pt" style:font-style-asian="italic" style:font-weight-asian="normal" style:font-size-complex="15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paragraph-rsid="00103cff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103cff"/>
    </style:style>
    <style:style style:name="P16" style:family="paragraph" style:parent-style-name="Standard">
      <style:text-properties fo:font-weight="normal" officeooo:paragraph-rsid="00103cff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paragraph-rsid="00103cff" style:font-weight-asian="normal" style:font-weight-complex="normal"/>
    </style:style>
    <style:style style:name="P18" style:family="paragraph" style:parent-style-name="Standard">
      <style:text-properties officeooo:paragraph-rsid="00103cff"/>
    </style:style>
    <style:style style:name="T1" style:family="text">
      <style:text-properties officeooo:rsid="00103cff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03cff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Times New Roman"/>
    </style:style>
    <style:style style:name="T8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9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0" style:family="text">
      <style:text-properties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icia Rodríguez Sámchez</text:p>
      <text:p text:style-name="P18">J.Javier Galera Garrido</text:p>
      <text:p text:style-name="P18"><text:span text:style-name="T1">Alberto Rodríguez Santana</text:span></text:p>
      <text:p text:style-name="P1">Arturo Esparza Martínez</text:p>
      <text:p text:style-name="P1"/>
      <text:p text:style-name="P18"/>
      <text:p text:style-name="P18"/>
      <text:p text:style-name="P18">Nuestro sistema va a ser un ERP para una empresa de envío y transporte. </text:p>
      <text:p text:style-name="P18"/>
      <text:p text:style-name="P18">Las cuatro áreas funcionales que vamos a desarrollar serán:</text:p>
      <text:p text:style-name="P18"/>
      <text:p text:style-name="P18">- Envío, que consistirá en las rutas diarias que recorre cada transportista.</text:p>
      <text:p text:style-name="P18">- Facturación, área encargada de almacenar los datos correspondientes a las facturas emitidas a cada cliente.</text:p>
      <text:p text:style-name="P18">- Inventario, módulo encargado de almacenar datos relativos al almacén(productos listos para envío, etc...)</text:p>
      <text:p text:style-name="P18">- Administración de RRHH, que será el área encargada de la administración del personal de la empresa.</text:p>
      <text:p text:style-name="P18"/>
      <text:p text:style-name="P18"/>
      <text:p text:style-name="P18"><text:span text:style-name="T8">· REQUISITOS DE DATOS</text:span><text:span text:style-name="T9">:</text:span></text:p>
      <text:p text:style-name="P18"/>
      <text:p text:style-name="P18">RD1.<text:tab/><text:span text:style-name="T12">Ruteros</text:span>: Empleados que realizan los envíos:</text:p>
      <text:p text:style-name="P18"><text:tab/>·NRP: secuencia de caracteres alfanuméricos para identificar al empleado.</text:p>
      <text:p text:style-name="P18"><text:tab/>·DNI: secuencia de 8 dígitos más una letra.</text:p>
      <text:p text:style-name="P18"/>
      <text:p text:style-name="P18">RD2.<text:tab/><text:span text:style-name="T12">Oficinista</text:span>: Empleado encargado de registrar las facturas, envíos, etc... en el sistema:</text:p>
      <text:p text:style-name="P18"><text:tab/>·NRP: secuencia de caracteres alfanuméricos para identificar al empleado.</text:p>
      <text:p text:style-name="P18"><text:tab/>·DNI: secuencia de 8 dígitos más una letra.</text:p>
      <text:p text:style-name="P18"/>
      <text:p text:style-name="P18">RD3.<text:tab/><text:span text:style-name="T12">Cliente receptor</text:span>: </text:p>
      <text:p text:style-name="P18"><text:tab/>·DNI: secuencia de 8 dígitos más una letra.</text:p>
      <text:p text:style-name="P18"><text:tab/>·Dirección de envío: secuencia alfanumérica que determina la dirección donde llegará el <text:tab/>paquete.</text:p>
      <text:p text:style-name="P18"><text:tab/>·Dirección de facturación: secuencia alfanumérica que determina la dirección donde se <text:tab/>enviará la factura del envío.</text:p>
      <text:p text:style-name="P18"><text:tab/></text:p>
      <text:p text:style-name="P18">RD4.<text:tab/><text:span text:style-name="T12">Cliente emisor</text:span>: </text:p>
      <text:p text:style-name="P18"><text:tab/>·DNI: secuencia de 8 dígitos más una letra.</text:p>
      <text:p text:style-name="P18"><text:tab/>·Dirección de envío: secuencia alfanumérica que determina la dirección donde llegará el <text:tab/>paquete.</text:p>
      <text:p text:style-name="P18"/>
      <text:p text:style-name="P18">RD5.<text:tab/><text:span text:style-name="T12">Ruta</text:span>: secuencia de ubicaciones por donde pasa el rutero para enviar los paquetes:</text:p>
      <text:p text:style-name="P18"><text:tab/>·Código de ruta: secuencia alfanumérica designada a cada ruta.</text:p>
      <text:p text:style-name="P18"><text:tab/>·Código de paquete: secuencia alfanumérica que se asigna a cada paquete.</text:p>
      <text:p text:style-name="P18"><text:tab/>·NRP rutero: NRP del rutero asignado a la ruta.</text:p>
      <text:p text:style-name="P18"/>
      <text:p text:style-name="P18">RD6.<text:tab/><text:span text:style-name="T12">Oficina</text:span>: lugar donde se gestionan y almacenan paquetes:</text:p>
      <text:p text:style-name="P18"><text:tab/>·Código de la oficina: secuencia alfanumérica que determina cada oficina.</text:p>
      <text:p text:style-name="P18"><text:tab/>·Código de paquete: secuencia alfanumérica que se asigna a cada paquete.</text:p>
      <text:p text:style-name="P18"><text:tab/>·NRP: códigos de los empleados que trabajan en la oficina.</text:p>
      <text:p text:style-name="P18"><text:tab/>·Número de teléfono: secuencia de números que almacenan el teléfono de contacto.</text:p>
      <text:p text:style-name="P18"/>
      <text:p text:style-name="P18">RD7.<text:tab/><text:span text:style-name="T12">Factura</text:span>: información de mercancía o servicios:</text:p>
      <text:p text:style-name="P18"><text:tab/>·Código factura: secuencia alfanumérica que determina cada factura emitida.</text:p>
      <text:p text:style-name="P18"><text:tab/>·Fecha: secuencia numérica en la que se emite la factura.</text:p>
      <text:p text:style-name="P18"><text:soft-page-break/><text:tab/>·Dirección de facturación: secuencia alfanumérica que determina la dirección donde se <text:tab/>enviará la factura del envío.</text:p>
      <text:p text:style-name="P18"><text:tab/>·Dirección del emisor: secuencia alfanumérica que determina la dirección del emisor de la <text:tab/>factura.</text:p>
      <text:p text:style-name="P18"/>
      <text:p text:style-name="P18">RD8.<text:tab/><text:span text:style-name="T12">Paquete</text:span><text:span text:style-name="T13">: mercancía que será enviada a un cliente receptor:</text:span></text:p>
      <text:p text:style-name="P18"><text:tab/>·Estado de paquete: estado en el que se encuentra el paquete(en trámite, preparado, enviado, <text:tab/>recibido).</text:p>
      <text:p text:style-name="P18"><text:tab/>·Código de paquete: secuencia alfanumérica que determina cada paquete.</text:p>
      <text:p text:style-name="P18"><text:tab/>·Numero de seguimiento: </text:p>
      <text:p text:style-name="P18"><text:tab/>·Peso: </text:p>
      <text:p text:style-name="P18"><text:tab/>·Dirección de envío: secuencia alfanumérica que determina la dirección donde llegará el <text:tab/>paquete.</text:p>
      <text:p text:style-name="P18"><text:tab/>·Dirección del emisor: secuencia alfanumérica que determina la dirección del emisor de la <text:tab/>factura.</text:p>
      <text:p text:style-name="P18"><text:tab/>·Número de bultos: número que indica la cantidad de mercancías que se envían.</text:p>
      <text:p text:style-name="P18"/>
      <text:p text:style-name="P18"/>
      <text:p text:style-name="P11">· Envío<text:span text:style-name="T3"> <text:s text:c="75"/></text:span><text:span text:style-name="T4">J.</text:span><text:span text:style-name="T6">Javier Galera Garrido</text:span></text:p>
      <text:p text:style-name="P18"/>
      <text:p text:style-name="P18">RF1.<text:tab/><text:span text:style-name="T12">Dar alta ruta</text:span>: Se crea una ruta(un camino diario) que se seguirá en la entrega de paquetes:</text:p>
      <text:p text:style-name="P18"><text:tab/></text:p>
      <text:p text:style-name="P18"><text:tab/>-RD5</text:p>
      <text:p text:style-name="P18"/>
      <text:p text:style-name="P18">RF2.<text:tab/><text:span text:style-name="T12">Asignar ruta a rutero</text:span>: A una ruta ya creada:</text:p>
      <text:p text:style-name="P18"><text:tab/>-RD5</text:p>
      <text:p text:style-name="P18"><text:tab/></text:p>
      <text:p text:style-name="P18"><text:tab/>Se le asigna un rutero, una persona que realizara dicho camino:</text:p>
      <text:p text:style-name="P18"><text:tab/></text:p>
      <text:p text:style-name="P18"><text:tab/>-RD1</text:p>
      <text:p text:style-name="P18"/>
      <text:p text:style-name="P18">RF3.<text:tab/><text:span text:style-name="T12">Asignar paquete a ruta</text:span>: Se le asigna un paquete a una ruta, en la que coincidirá</text:p>
      <text:p text:style-name="P18"><text:tab/>el camino de la ruta más cercano con la dirección de envío del paquete:</text:p>
      <text:p text:style-name="P18"><text:tab/>-RD5</text:p>
      <text:p text:style-name="P18"><text:tab/></text:p>
      <text:p text:style-name="P18"><text:tab/>-RD8</text:p>
      <text:p text:style-name="P18"/>
      <text:p text:style-name="P18">RF4.<text:tab/><text:span text:style-name="T12">Consultar estado de paquete</text:span>: Mostrará si el paquete esta : “preparado”, “tramite”, <text:tab/>“enviado”, “recibido”.</text:p>
      <text:p text:style-name="P18"><text:tab/>-RD8</text:p>
      <text:p text:style-name="P18"/>
      <text:p text:style-name="P18"/>
      <text:p text:style-name="P15"><text:span text:style-name="T8">· Facturación</text:span><text:span text:style-name="T9"> <text:s text:c="68"/></text:span><text:span text:style-name="T10">Rafael Anaya Ragel</text:span></text:p>
      <text:p text:style-name="P18"/>
      <text:p text:style-name="P18">RF5.<text:tab/><text:span text:style-name="T12">Crear nueva factura</text:span><text:span text:style-name="T13">: Un oficinista puede crear una nueva factura a partir de los datos del <text:tab/>pedido y el cliente:</text:span></text:p>
      <text:p text:style-name="P16"/>
      <text:p text:style-name="P16"><text:tab/>- RD2</text:p>
      <text:p text:style-name="P16"><text:tab/>- RD3</text:p>
      <text:p text:style-name="P16"/>
      <text:p text:style-name="P18"><text:span text:style-name="T13"><text:tab/>El sistema almacenará una nueva factura:</text:span></text:p>
      <text:p text:style-name="P16"/>
      <text:p text:style-name="P16"><text:tab/>- RD7</text:p>
      <text:p text:style-name="P16"/>
      <text:p text:style-name="P18"><text:span text:style-name="T13">RF6.<text:tab/></text:span><text:span text:style-name="T5">Consultar factura</text:span><text:span text:style-name="T3">: Un cliente puede consultar sus facturas en cualquier momento vía web:</text:span></text:p>
      <text:p text:style-name="P17"/>
      <text:p text:style-name="P17"><text:soft-page-break/><text:tab/>- RD3</text:p>
      <text:p text:style-name="P17"/>
      <text:p text:style-name="P18"><text:span text:style-name="T3"><text:tab/>Después de introducir sus datos de registro en la página web, el sistema genera la consulta <text:tab/>de las facturas solicitadas:</text:span></text:p>
      <text:p text:style-name="P17"/>
      <text:p text:style-name="P18"><text:span text:style-name="T3"><text:tab/>- RD7</text:span></text:p>
      <text:p text:style-name="P17"/>
      <text:p text:style-name="P18"><text:span text:style-name="T3">RF7.<text:tab/></text:span><text:span text:style-name="T5">Enviar factura</text:span><text:span text:style-name="T3">: Un oficinista manda facturas a los clientes:</text:span></text:p>
      <text:p text:style-name="P17"/>
      <text:p text:style-name="P17"><text:tab/>- RD2</text:p>
      <text:p text:style-name="P17"><text:tab/>- RD3</text:p>
      <text:p text:style-name="P17"><text:tab/>- RD7</text:p>
      <text:p text:style-name="P17"/>
      <text:p text:style-name="P18"><text:span text:style-name="T3">RF8.<text:tab/></text:span><text:span text:style-name="T5">Devolver factura</text:span><text:span text:style-name="T3">: Un cliente devuelve las facturas recibidas por la empresa:</text:span></text:p>
      <text:p text:style-name="P17"/>
      <text:p text:style-name="P17"><text:tab/>- RD3</text:p>
      <text:p text:style-name="P17"><text:tab/>- RD7</text:p>
      <text:p text:style-name="P17"/>
      <text:p text:style-name="P18"><text:span text:style-name="T3">RF9.<text:tab/></text:span><text:span text:style-name="T5">Modificar factura devuelta</text:span><text:span text:style-name="T3">: Una factura podrá ser modificada por un oficinista después de <text:tab/>haber sido devuelta por un cliente:</text:span></text:p>
      <text:p text:style-name="P17"/>
      <text:p text:style-name="P18"><text:span text:style-name="T3"><text:tab/>- RD2</text:span></text:p>
      <text:p text:style-name="P18"><text:span text:style-name="T3"><text:tab/>- RD3</text:span></text:p>
      <text:p text:style-name="P17"/>
      <text:p text:style-name="P18"><text:span text:style-name="T3"><text:tab/>En respuesta, el sistema modifica la factura que se ha devuelto:</text:span></text:p>
      <text:p text:style-name="P17"/>
      <text:p text:style-name="P18"><text:span text:style-name="T3"><text:tab/>- RD7</text:span></text:p>
      <text:p text:style-name="P17"/>
      <text:p text:style-name="P17"/>
      <text:p text:style-name="P10">· Inventario<text:span text:style-name="T2"> <text:s text:c="8"/></text:span><text:span text:style-name="T3"><text:tab/><text:tab/><text:tab/><text:tab/><text:tab/><text:tab/><text:tab/></text:span><text:span text:style-name="T6">Javier García Peña</text:span></text:p>
      <text:p text:style-name="P13"/>
      <text:p text:style-name="P7"><text:span text:style-name="T3">RF10. </text:span><text:span text:style-name="T2">Salida paquete: </text:span><text:span text:style-name="T3">Se procesa el envio del paquete en el que se seleccionan los bultos pertinentes y se mandan a la dirección de envío estipulada.:</text:span></text:p>
      <text:p text:style-name="P8"/>
      <text:p text:style-name="P6"><text:tab/>-RD8</text:p>
      <text:p text:style-name="P6"><text:tab/>-RD3</text:p>
      <text:p text:style-name="P6"/>
      <text:p text:style-name="P7"><text:span text:style-name="T3">RF11. </text:span><text:span text:style-name="T2">Entrada paquete: </text:span><text:span text:style-name="T3">Se almacena el paquete a la espera de ser despachado:</text:span></text:p>
      <text:p text:style-name="P6"><text:tab/>-RD8</text:p>
      <text:p text:style-name="P6"><text:tab/>-RD4</text:p>
      <text:p text:style-name="P6"/>
      <text:p text:style-name="P7"><text:span text:style-name="T3">RF12. </text:span><text:span text:style-name="T2">Actualizar estado de paquete: </text:span><text:span text:style-name="T3">Se actualiza el estado del paquete:</text:span></text:p>
      <text:p text:style-name="P6"><text:tab/>-RD8</text:p>
      <text:p text:style-name="P6"/>
      <text:p text:style-name="P7"><text:span text:style-name="T3">RF13. </text:span><text:span text:style-name="T2">Consulta inventario:</text:span><text:span text:style-name="T3"> Comprobación de los bultos almacenados en la nave.</text:span></text:p>
      <text:p text:style-name="P6"><text:tab/>-RD8</text:p>
      <text:p text:style-name="P6"/>
      <text:p text:style-name="P17"/>
      <text:p text:style-name="P12">· Administración de Recursos Humanos<text:span text:style-name="T3"> <text:s text:c="23"/></text:span><text:span text:style-name="T6">Rafael Anaya Ragel</text:span></text:p>
      <text:p text:style-name="P3"/>
      <text:p text:style-name="P9"><text:span text:style-name="T3">RF14.<text:tab/></text:span><text:span text:style-name="T2">Dar de alta a un oficinista</text:span><text:span text:style-name="T3">: El sistema registra a un oficinista después de haber introducido <text:tab/>sus datos:</text:span></text:p>
      <text:p text:style-name="P3"/>
      <text:p text:style-name="P3"><text:tab/>- RD2</text:p>
      <text:p text:style-name="P3"/>
      <text:p text:style-name="P9"><text:soft-page-break/><text:span text:style-name="T3">RF15.<text:tab/></text:span><text:span text:style-name="T2">Dar de alta a un rutero</text:span><text:span text:style-name="T3">: El sistema registra a un rutero después de haber introducido sus <text:tab/>datos:</text:span></text:p>
      <text:p text:style-name="P3"/>
      <text:p text:style-name="P3"><text:tab/>- RD1</text:p>
      <text:p text:style-name="P3"/>
      <text:p text:style-name="P9"><text:span text:style-name="T3">RF16.<text:tab/></text:span><text:span text:style-name="T2">Dar de baja a un oficinista</text:span><text:span text:style-name="T3">: El sistema elimina a un oficinista del que se han proporcionado <text:tab/>los datos:</text:span></text:p>
      <text:p text:style-name="P3"/>
      <text:p text:style-name="P9"><text:span text:style-name="T3"><text:tab/>- RD2</text:span></text:p>
      <text:p text:style-name="P3"/>
      <text:p text:style-name="P9"><text:span text:style-name="T3">RF17.<text:tab/></text:span><text:span text:style-name="T2">Dar de baja a un rutero</text:span><text:span text:style-name="T3">: El sistema elimina a un rutero del que se han proporcionado los <text:tab/>datos:</text:span></text:p>
      <text:p text:style-name="P3"/>
      <text:p text:style-name="P9"><text:span text:style-name="T3"><text:tab/>- RD1</text:span></text:p>
      <text:p text:style-name="P9"/>
      <text:p text:style-name="P9"/>
      <text:p text:style-name="P9"><text:span text:style-name="T11">·Restricciones semánticas</text:span><text:span text:style-name="T3">:</text:span></text:p>
      <text:p text:style-name="P9"/>
      <text:p text:style-name="P3">RS1.<text:tab/>Cada día se asigna una única ruta a un rutero.</text:p>
      <text:p text:style-name="P3">RS2.<text:tab/>Cada factura es única para cada cliente y paquete.</text:p>
      <text:p text:style-name="P2">RS3.<text:tab/>Cada oficinista está asignado a una oficina, pero las oficinas pueden tener múltiples <text:tab/>oficinis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6:01:28.373194861</meta:creation-date>
    <dc:date>2017-10-05T16:07:18.813644090</dc:date>
    <meta:editing-duration>PT5M51S</meta:editing-duration>
    <meta:editing-cycles>1</meta:editing-cycles>
    <meta:document-statistic meta:table-count="0" meta:image-count="0" meta:object-count="0" meta:page-count="4" meta:paragraph-count="110" meta:word-count="890" meta:character-count="5754" meta:non-whitespace-character-count="4700"/>
    <meta:generator>LibreOffice/5.3.6.1$Linux_X86_64 LibreOffice_project/30$Build-1</meta:generator>
  </office:meta>
</office:document-meta>
</file>